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5cm" style:rel-column-width="6536*"/>
    </style:style>
    <style:style style:name="Table1.B" style:family="table-column">
      <style:table-column-properties style:column-width="1.697cm" style:rel-column-width="6543*"/>
    </style:style>
    <style:style style:name="Table1.D" style:family="table-column">
      <style:table-column-properties style:column-width="1.699cm" style:rel-column-width="6550*"/>
    </style:style>
    <style:style style:name="Table1.J" style:family="table-column">
      <style:table-column-properties style:column-width="1.725cm" style:rel-column-width="664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J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b0bc" officeooo:paragraph-rsid="0005b0bc"/>
    </style:style>
    <style:style style:name="P2" style:family="paragraph" style:parent-style-name="Table_20_Contents">
      <style:text-properties officeooo:rsid="0005b0bc" officeooo:paragraph-rsid="0005b0bc"/>
    </style:style>
    <style:style style:name="P3" style:family="paragraph" style:parent-style-name="Standard">
      <style:text-properties officeooo:rsid="00070b3f" officeooo:paragraph-rsid="00070b3f"/>
    </style:style>
    <style:style style:name="P4" style:family="paragraph" style:parent-style-name="Standard">
      <style:text-properties officeooo:rsid="00070b3f" officeooo:paragraph-rsid="00070b3f"/>
    </style:style>
    <style:style style:name="P5" style:family="paragraph" style:parent-style-name="Standard">
      <style:text-properties officeooo:rsid="00189687" officeooo:paragraph-rsid="0008ccec"/>
    </style:style>
    <style:style style:name="P6" style:family="paragraph" style:parent-style-name="Standard">
      <style:text-properties officeooo:rsid="0008ccec" officeooo:paragraph-rsid="0008ccec"/>
    </style:style>
    <style:style style:name="P7" style:family="paragraph" style:parent-style-name="Standard">
      <style:text-properties officeooo:rsid="000b85d8" officeooo:paragraph-rsid="000b85d8"/>
    </style:style>
    <style:style style:name="P8" style:family="paragraph" style:parent-style-name="Standard">
      <style:text-properties officeooo:rsid="000bf589" officeooo:paragraph-rsid="000bf589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or = 512 bytes un cuadrado</text:p>
      <text:p text:style-name="P1">cluster = xsectotres muchos cuadrados</text:p>
      <text:p text:style-name="P1"/>
      <text:p text:style-name="P1">------------------------------------------------------------------------------------------------------------------------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A"/>
        <table:table-column table:style-name="Table1.D"/>
        <table:table-column table:style-name="Table1.B" table:number-columns-repeated="2"/>
        <table:table-column table:style-name="Table1.J"/>
        <table:table-row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J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ERDO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EDRO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1"/>
      <text:p text:style-name="P1"/>
      <text:p text:style-name="P1">Fat32 tiene el problema de los 4 Gs</text:p>
      <text:p text:style-name="P1"/>
      <text:p text:style-name="P1"/>
      <text:p text:style-name="P3">10 secotores 512 x 10 = bytes</text:p>
      <text:p text:style-name="P3"/>
      <text:p text:style-name="P3">cluster = 2 sectores</text:p>
      <text:p text:style-name="P3"/>
      <text:p text:style-name="P5">Mbr reservaban un sector al principio y decian inicio y fin de cada particion</text:p>
      <text:p text:style-name="P5"/>
      <text:p text:style-name="P6">GPT sistema nuevo parecido al anterior y en vez de reservar un secotr ocupa mas que un sector ya se pueden hacer hasta 128 </text:p>
      <text:p text:style-name="P6">no solo reserva los primeros secotres si no el final para hacer una copia de seguridad!!!</text:p>
      <text:p text:style-name="P6">el espacio que falta es el lo que reserva gpt </text:p>
      <text:p text:style-name="P6"/>
      <text:p text:style-name="P6"/>
      <text:p text:style-name="P6"/>
      <text:p text:style-name="P6">boton derecho &gt;volumen&gt;tamaño la mitad&gt;5G&gt;selecionar la letra&gt;formatear la particion&gt;(tamaño de la unidad de asignacion)cluster&gt;512&gt;fat32</text:p>
      <text:p text:style-name="P6"/>
      <text:p text:style-name="P6">captura de pantalla&gt; formatear<text:line-break/><text:line-break/>finalizar error administrador de discos un disco de 5 gigas y cogiendo de sector en sector cogiendo con el fat32 no tenemos suficientes casillas para mapear </text:p>
      <text:p text:style-name="P6"/>
      <text:p text:style-name="P6"/>
      <text:p text:style-name="P6"/>
      <text:p text:style-name="P7">formatera con fat32 <text:s/>64 kilobytes una barbaridad<text:line-break/><text:line-break/><text:span text:style-name="T1">hemos perdido espacio por las particiones y tambien por el sistema de fisvheros!!!!!</text:span></text:p>
      <text:p text:style-name="P7"><text:span text:style-name="T1">se coge el sistema de ficheros segun lo que quieras meter</text:span></text:p>
      <text:p text:style-name="P7"><text:span text:style-name="T1"/></text:p>
      <text:p text:style-name="P7"><text:span text:style-name="T1"/></text:p>
      <text:p text:style-name="P8"><text:span text:style-name="T1">si solo poner un archivo sin nada no ocupa </text:span></text:p>
      <text:p text:style-name="P8"><text:span text:style-name="T1">apaga el ordenador&gt;por que esta el sistemas de ficheros </text:span></text:p>
      <text:p text:style-name="P8"><text:span text:style-name="T1"/></text:p>
      <text:p text:style-name="P8"><text:span text:style-name="T1"/></text:p>
      <text:p text:style-name="P8"><text:span text:style-name="T1">1bite pero el tamño donde esta es 64</text:span></text:p>
      <text:p text:style-name="P7"><text:span text:style-name="T1"/></text:p>
      <text:p text:style-name="P7"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9:47:34.791358861</meta:creation-date>
    <dc:date>2026-01-14T21:38:29.601459566</dc:date>
    <meta:editing-duration>PT52M26S</meta:editing-duration>
    <meta:editing-cycles>3</meta:editing-cycles>
    <meta:generator>LibreOffice/24.2.6.2$Linux_X86_64 LibreOffice_project/420$Build-2</meta:generator>
    <meta:document-statistic meta:table-count="1" meta:image-count="0" meta:object-count="0" meta:page-count="2" meta:paragraph-count="29" meta:word-count="208" meta:character-count="1289" meta:non-whitespace-character-count="1102"/>
  </office:meta>
</office:document-meta>
</file>